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bottom="0in" fo:line-height="100%"/>
      <style:text-properties style:font-name-asian="Times New Roman" style:font-name-complex="Calibri" fo:font-weight="bold" style:font-weight-asian="bold" style:font-weight-complex="bold" style:letter-kerning="false" style:language-asian="de" style:country-asian="CH"/>
    </style:style>
    <style:style style:name="P2" style:parent-style-name="Standard" style:list-style-name="LFO1" style:family="paragraph">
      <style:paragraph-properties style:vertical-align="middle" fo:margin-bottom="0in" fo:line-height="100%"/>
      <style:text-properties style:font-name-asian="Times New Roman" style:font-name-complex="Calibri" style:letter-kerning="false" style:language-asian="de" style:country-asian="CH"/>
    </style:style>
    <style:style style:name="P3" style:parent-style-name="Standard" style:list-style-name="LFO1" style:family="paragraph">
      <style:paragraph-properties style:vertical-align="middle" fo:margin-bottom="0in" fo:line-height="100%"/>
      <style:text-properties style:font-name-asian="Times New Roman" style:font-name-complex="Calibri" style:letter-kerning="false" style:language-asian="de" style:country-asian="CH"/>
    </style:style>
    <style:style style:name="P4" style:parent-style-name="Standard" style:list-style-name="LFO1" style:family="paragraph">
      <style:paragraph-properties style:vertical-align="middle" fo:margin-bottom="0in" fo:line-height="100%"/>
      <style:text-properties style:font-name-asian="Times New Roman" style:font-name-complex="Calibri" style:letter-kerning="false" style:language-asian="de" style:country-asian="CH"/>
    </style:style>
    <style:style style:name="P5" style:parent-style-name="Standard" style:list-style-name="LFO1" style:family="paragraph">
      <style:paragraph-properties style:vertical-align="middle" fo:margin-bottom="0in" fo:line-height="100%"/>
      <style:text-properties style:font-name-asian="Times New Roman" style:font-name-complex="Calibri" style:letter-kerning="false" style:language-asian="de" style:country-asian="CH"/>
    </style:style>
    <style:style style:name="P6" style:parent-style-name="Standard" style:list-style-name="LFO1" style:family="paragraph">
      <style:paragraph-properties style:vertical-align="middle" fo:margin-bottom="0in" fo:line-height="100%"/>
      <style:text-properties style:font-name-asian="Times New Roman" style:font-name-complex="Calibri" style:letter-kerning="false" style:language-asian="de" style:country-asian="CH"/>
    </style:style>
    <style:style style:name="P7" style:parent-style-name="Standard" style:list-style-name="LFO1" style:family="paragraph">
      <style:paragraph-properties style:vertical-align="middle" fo:margin-bottom="0in" fo:line-height="100%"/>
      <style:text-properties style:font-name-asian="Times New Roman" style:font-name-complex="Calibri" style:letter-kerning="false" style:language-asian="de" style:country-asian="CH"/>
    </style:style>
    <style:style style:name="P8" style:parent-style-name="Standard" style:family="paragraph">
      <style:paragraph-properties style:vertical-align="middle" fo:margin-bottom="0in" fo:line-height="100%"/>
      <style:text-properties style:font-name-asian="Times New Roman" style:font-name-complex="Calibri" style:letter-kerning="false" style:language-asian="de" style:country-asian="CH"/>
    </style:style>
    <style:style style:name="P9" style:parent-style-name="Standard" style:family="paragraph">
      <style:paragraph-properties style:vertical-align="middle" fo:margin-bottom="0in" fo:line-height="100%"/>
      <style:text-properties style:font-name-asian="Times New Roman" style:font-name-complex="Calibri" fo:font-weight="bold" style:font-weight-asian="bold" style:font-weight-complex="bold" style:letter-kerning="false" style:language-asian="de" style:country-asian="CH"/>
    </style:style>
    <style:style style:name="P10" style:parent-style-name="Listenabsatz" style:list-style-name="LFO2" style:family="paragraph"/>
    <style:style style:name="P11" style:parent-style-name="Listenabsatz" style:list-style-name="LFO2" style:family="paragraph"/>
    <style:style style:name="P12" style:parent-style-name="Listenabsatz" style:list-style-name="LFO2" style:family="paragraph"/>
    <style:style style:name="P13" style:parent-style-name="Listenabsatz" style:list-style-name="LFO2" style:family="paragraph"/>
    <style:style style:name="P14" style:parent-style-name="Listenabsatz" style:list-style-name="LFO2" style:family="paragraph"/>
    <style:style style:name="P15" style:parent-style-name="Listenabsatz" style:list-style-name="LFO2" style:family="paragraph"/>
    <style:style style:name="P16" style:parent-style-name="Listenabsatz" style:list-style-name="LFO2" style:family="paragraph"/>
    <style:style style:name="P17" style:parent-style-name="Listenabsatz" style:list-style-name="LFO2" style:family="paragraph"/>
    <style:style style:name="P18" style:parent-style-name="Listenabsatz" style:list-style-name="LFO2" style:family="paragraph"/>
    <style:style style:name="P19" style:parent-style-name="Listenabsatz" style:list-style-name="LFO2" style:family="paragraph"/>
  </office:automatic-styles>
  <office:body>
    <office:text text:use-soft-page-breaks="true">
      <text:p text:style-name="P1">Use Cases:</text:p>
      <text:list text:style-name="LFO1" text:continue-numbering="true">
        <text:list-item>
          <text:p text:style-name="P2">Ich als Benutzer möchte das Spiel starten, indem ich auf einen Playbutton drücke.<text:s/></text:p>
        </text:list-item>
        <text:list-item>
          <text:p text:style-name="P3">Vor dem Starten sollte ein Count Down erscheinen.</text:p>
        </text:list-item>
        <text:list-item>
          <text:p text:style-name="P4">Ich als Benutzer möchte eine kleine Figur, nämlich Flutterfly, steuern.</text:p>
        </text:list-item>
        <text:list-item>
          <text:p text:style-name="P5">Ich als Benutzer möchte, dass die Figur mit der Leertaste in die Höhe springt. Bei jedem Drücken der Leertaste springt sie höher und überquert die Hindernisse, welche ihr im Weg stehen.</text:p>
        </text:list-item>
        <text:list-item>
          <text:p text:style-name="P6">Ich als Benutzer möchte, dass das Spiel beendet wird, wenn ich mit der Figur die Hindernisse berühre,<text:s/>ebenfalls wenn ich den oberen oder unteren Bildschirmrand berühre.</text:p>
        </text:list-item>
        <text:list-item>
          <text:p text:style-name="P7">Ich als Benutzer möchte das Spiel beenden, wenn ich<text:s/>«X»<text:s/>drücke.</text:p>
        </text:list-item>
      </text:list>
      <text:p text:style-name="P8"/>
      <text:p text:style-name="P9">Gedankenspaziergang:<text:s/></text:p>
      <text:p text:style-name="Standard"/>
      <text:list text:style-name="LFO2" text:continue-numbering="true">
        <text:list-item>
          <text:p text:style-name="P10">Beim Starten des Games sieht man einen hellblauen Bildschirm mit einem kleinen, weissen Playbutton, über dem Playbutton sind der Name der Spiels («My little jumping Pony»), dass das Spiel von Khaled, Eliah, Lorena und Elona erstellt wurde und dass es an Herr Fuchs gewidmet ist.</text:p>
        </text:list-item>
        <text:list-item>
          <text:p text:style-name="P11">Nach dem Drücken des Playbutten erscheint ein Count Down mit schwarzen Zahlen. Nach dem Count Down erscheint ein blauer Himmel mit weissen Wolken, die aus Ovalen bestehen, auf der oberen Hälfte des Bildschirmes.</text:p>
        </text:list-item>
        <text:list-item>
          <text:p text:style-name="P12">In der Mitte erscheint eine Figur. Die Figur ist Flutterfly aus der Serie «My Little Pony».</text:p>
        </text:list-item>
        <text:list-item>
          <text:p text:style-name="P13">Die Figur fällt ständig in Richtung des unteren Spielrandes, das kann man mit dem Drücken der Leertaste verhindern, denn dann springt die Figur in die Höhe.</text:p>
        </text:list-item>
        <text:list-item>
          <text:p text:style-name="P14">Falls man den unteren oder den oberen Spielrand berührt verliert man und das Spiel wird beendet. Nach dem Beenden erscheint ein hellblauer Bildschirm mit «Du bist gestorben, versuche es nochmal!» und dass man das Spiel schliessen soll um es neu zu starten.</text:p>
        </text:list-item>
        <text:list-item>
          <text:p text:style-name="P15">Rote, rechteckige Hindernisse bewegen sich mit dem ganzen Hintergrund von rechts nach links.</text:p>
        </text:list-item>
        <text:list-item>
          <text:p text:style-name="P16">Mit der Leertaste sollte die Figur in die Höhe springen, so dass man die Hindernisse überqueren kann.</text:p>
        </text:list-item>
        <text:list-item>
          <text:p text:style-name="P17">Anfangs bewegen sich der Hintergrund und die Hindernisse etwas langsam, aber mit der Zeit erhöht sich die Geschwindigkeit. Das würde eine Schleife mit einer Pause geben. Alle 15 Sekunden beschleunigen sie sich um den Faktor 3.</text:p>
        </text:list-item>
        <text:list-item>
          <text:p text:style-name="P18">Falls die Figur eines der Hindernisse berührt, wird das Spiel sofort beendet. Nach dem Beenden erscheint ein hellblauer Bildschirm mit «Du bist gestorben, versuche es nochmal!» in weiss und dass man das Spiel schliessen soll um es neu zu starten weiss angeleuchtet und mit schwarzen Buchstaben.</text:p>
        </text:list-item>
        <text:list-item>
          <text:p text:style-name="P19">Man sollte das Spiel mit<text:s/>«X»<text:s/>sofort beenden könn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CH"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ubaku, Elona</meta:initial-creator>
    <dc:creator>khaled souayfan</dc:creator>
    <meta:creation-date>2023-05-26T11:14:00Z</meta:creation-date>
    <dc:date>2023-06-23T15:41:00Z</dc:date>
    <meta:template xlink:href="Normal" xlink:type="simple"/>
    <meta:editing-cycles>9</meta:editing-cycles>
    <meta:editing-duration>PT0S</meta:editing-duration>
    <meta:document-statistic meta:page-count="1" meta:paragraph-count="4" meta:word-count="332" meta:character-count="2421" meta:row-count="17" meta:non-whitespace-character-count="2093"/>
  </office:meta>
</office:document-meta>
</file>